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stroke="none" draw:fill="none" draw:fill-color="#00cc99" fo:min-height="11.432cm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fo:min-height="2.916cm"/>
    </style:style>
    <style:style style:name="pr10" style:family="presentation" style:parent-style-name="Default-outline1">
      <style:graphic-properties fo:min-height="11.171cm"/>
    </style:style>
    <style:style style:name="pr11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fo:margin-left="0.952cm" fo:margin-right="0cm" fo:margin-top="0.423cm" fo:margin-bottom="0cm" fo:line-height="90%" fo:text-align="center" fo:text-indent="-0.952cm"/>
    </style:style>
    <style:style style:name="P5" style:family="paragraph">
      <style:paragraph-properties fo:margin-left="0.952cm" fo:margin-right="0cm" fo:margin-top="0.246cm" fo:margin-bottom="0cm" fo:line-height="90%" fo:text-indent="-0.952cm"/>
    </style:style>
    <style:style style:name="P6" style:family="paragraph">
      <style:paragraph-properties fo:margin-left="0.952cm" fo:margin-right="0cm" fo:margin-top="0.246cm" fo:margin-bottom="0cm" fo:line-height="90%" fo:text-align="center" fo:text-indent="-0.952cm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.952cm" fo:margin-right="0cm" fo:margin-top="0.317cm" fo:margin-bottom="0cm" fo:line-height="100%" fo:text-indent="-0.952cm"/>
    </style:style>
    <style:style style:name="P13" style:family="paragraph">
      <style:paragraph-properties fo:margin-left="0cm" fo:margin-right="0cm" fo:margin-top="0.317cm" fo:margin-bottom="0cm" fo:line-height="100%" fo:text-indent="0cm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line-height="90%" fo:text-indent="0cm" style:writing-mode="lr-tb" style:font-independent-line-spacing="true"/>
    </style:style>
    <style:style style:name="P16" style:family="paragraph">
      <style:paragraph-properties fo:margin-left="0.952cm" fo:margin-right="0cm" fo:margin-top="0.211cm" fo:margin-bottom="0cm" fo:line-height="90%" fo:text-indent="-0.952cm"/>
    </style:style>
    <style:style style:name="P17" style:family="paragraph">
      <style:paragraph-properties style:writing-mode="lr-tb" style:font-independent-line-spacing="true"/>
      <style:text-properties fo:color="#0000ff"/>
    </style:style>
    <style:style style:name="P18" style:family="paragraph">
      <style:paragraph-properties fo:margin-left="0.952cm" fo:margin-right="0cm" fo:margin-top="0.211cm" fo:margin-bottom="0cm" fo:line-height="100%" fo:text-indent="-0.952cm"/>
    </style:style>
    <style:style style:name="P19" style:family="paragraph">
      <style:paragraph-properties fo:margin-left="0.952cm" fo:margin-right="0cm" fo:margin-top="0.246cm" fo:margin-bottom="0cm" fo:line-height="100%" fo:text-indent="-0.952cm"/>
    </style:style>
    <style:style style:name="P20" style:family="paragraph">
      <style:paragraph-properties fo:margin-left="0.952cm" fo:margin-right="0cm" fo:margin-top="0.282cm" fo:margin-bottom="0cm" fo:line-height="100%" fo:text-indent="-0.952cm"/>
    </style:style>
    <style:style style:name="P21" style:family="paragraph">
      <style:paragraph-properties fo:margin-left="0cm" fo:margin-right="0cm" fo:margin-top="0.211cm" fo:margin-bottom="0cm" fo:line-height="100%" fo:text-indent="0cm"/>
    </style:style>
    <style:style style:name="P22" style:family="paragraph">
      <style:paragraph-properties fo:margin-left="0cm" fo:margin-right="0cm" fo:margin-top="0.246cm" fo:margin-bottom="0cm" fo:line-height="100%" fo:text-indent="0cm"/>
    </style:style>
    <style:style style:name="P23" style:family="paragraph">
      <style:paragraph-properties fo:margin-left="0cm" fo:margin-right="0cm" fo:margin-top="0.211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4" style:family="paragraph">
      <style:paragraph-properties fo:margin-left="2.063cm" fo:margin-right="0cm" fo:margin-top="0.176cm" fo:margin-bottom="0cm" fo:line-height="90%" fo:text-indent="-0.793cm"/>
    </style:style>
    <style:style style:name="P25" style:family="paragraph">
      <style:paragraph-properties fo:margin-left="0.952cm" fo:margin-right="0cm" fo:margin-top="0.176cm" fo:margin-bottom="0cm" fo:line-height="90%" fo:text-indent="-0.952cm"/>
    </style:style>
    <style:style style:name="P26" style:family="paragraph">
      <style:paragraph-properties fo:margin-left="0.952cm" fo:margin-right="0cm" fo:margin-top="0.141cm" fo:margin-bottom="0cm" fo:line-height="90%" fo:text-indent="-0.952cm"/>
    </style:style>
    <style:style style:name="P27" style:family="paragraph">
      <style:paragraph-properties style:text-autospace="none"/>
    </style:style>
    <style:style style:name="P28" style:family="paragraph">
      <style:paragraph-properties fo:text-align="center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style:paragraph-properties fo:margin-left="2.063cm" fo:margin-right="0cm" fo:margin-top="0.246cm" fo:margin-bottom="0cm" fo:line-height="100%" fo:text-indent="-0.793cm"/>
    </style:style>
    <style:style style:name="P31" style:family="paragraph">
      <style:paragraph-properties fo:margin-left="2.063cm" fo:margin-right="0cm" fo:margin-top="0.211cm" fo:margin-bottom="0cm" fo:line-height="100%" fo:text-indent="-0.793cm"/>
    </style:style>
    <style:style style:name="P32" style:family="paragraph">
      <style:paragraph-properties fo:margin-left="0.952cm" fo:margin-right="0cm" fo:margin-top="0.246cm" fo:margin-bottom="0cm" fo:text-indent="-0.952cm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2.063cm" fo:margin-right="0cm" fo:margin-top="0.246cm" fo:margin-bottom="0cm" fo:line-height="90%" fo:text-indent="-0.793cm"/>
    </style:style>
    <style:style style:name="P35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2.063cm" fo:margin-right="0cm" fo:margin-top="0.246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2.063cm" fo:margin-right="0cm" fo:margin-top="0.211cm" fo:margin-bottom="0cm" fo:line-height="90%" fo:text-indent="-0.793cm"/>
    </style:style>
    <style:style style:name="P39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0" style:family="paragraph">
      <style:paragraph-properties fo:margin-left="0cm" fo:margin-right="0cm" fo:margin-top="0.317cm" fo:margin-bottom="0cm" fo:line-height="90%" fo:text-indent="0cm"/>
    </style:style>
    <style:style style:name="P41" style:family="paragraph">
      <style:paragraph-properties fo:margin-left="0.952cm" fo:margin-right="0cm" fo:margin-top="0.176cm" fo:margin-bottom="0cm" fo:line-height="100%" fo:text-indent="-0.952cm"/>
    </style:style>
    <style:style style:name="T1" style:family="text">
      <style:text-properties fo:color="#0000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33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5" style:family="text">
      <style:text-properties fo:font-family="'Arial Unicode MS'" style:font-family-generic="swiss" style:font-pitch="variable" fo:font-weight="bold" style:font-weight-asian="bold" style:font-weight-complex="bold"/>
    </style:style>
    <style:style style:name="T6" style:family="text">
      <style:text-properties fo:font-family="'Arial Unicode M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family="'Arial Unicode MS'" style:font-family-generic="swiss" style:font-pitch="variable" fo:language="en" fo:country="US" fo:font-weight="bold" style:font-weight-asian="bold" style:font-weight-complex="bold"/>
    </style:style>
    <style:style style:name="T8" style:family="text">
      <style:text-properties fo:color="#cc3300" fo:font-family="'Arial Unicode MS'" style:font-family-generic="swiss" style:font-pitch="variable" fo:language="en" fo:country="US" fo:font-weight="bold" style:font-weight-asian="bold" style:font-weight-complex="bold"/>
    </style:style>
    <style:style style:name="T9" style:family="text">
      <style:text-properties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3300" fo:font-family="'Arial Unicode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Arial Unicode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Arial Unicode MS'" style:font-family-generic="swiss" style:font-pitch="variable"/>
    </style:style>
    <style:style style:name="T17" style:family="text">
      <style:text-properties fo:color="#000000" fo:font-family="'Arial Unicode M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000000" fo:font-family="'Arial Unicode M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Arial Unicode MS'" style:font-family-generic="swiss" style:font-pitch="variable" fo:font-weight="normal" style:font-weight-asian="normal" style:font-weight-complex="normal"/>
    </style:style>
    <style:style style:name="T20" style:family="text">
      <style:text-properties fo:color="#ff0000" fo:font-family="'Arial Unicode MS'" style:font-family-generic="swiss" style:font-pitch="variable" fo:font-weight="bold" style:font-weight-asian="bold" style:font-weight-complex="bold"/>
    </style:style>
    <style:style style:name="T21" style:family="text">
      <style:text-properties fo:color="#ff0000" fo:font-family="'Arial Unicode MS'" style:font-family-generic="swiss" style:font-pitch="variable" fo:font-weight="normal" style:font-weight-asian="normal" style:font-weight-complex="normal"/>
    </style:style>
    <style:style style:name="T22" style:family="text">
      <style:text-properties fo:color="#000000" fo:font-family="'Arial Unicode MS'" style:font-family-generic="swiss" style:font-pitch="variable" fo:font-weight="bold" style:font-weight-asian="bold" style:font-weight-complex="bold"/>
    </style:style>
    <style:style style:name="T23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24" style:family="text">
      <style:text-properties fo:color="#ff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font-family="'Arial Unicode MS'" style:font-family-generic="swiss" style:font-pitch="variable" fo:font-size="48pt" fo:language="en" fo:country="US" fo:font-weight="bold" style:font-size-asian="48pt" style:font-weight-asian="bold" style:font-size-complex="48pt" style:font-weight-complex="bold"/>
    </style:style>
    <style:style style:name="T26" style:family="text">
      <style:text-properties fo:color="#0000ff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27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28" style:family="text">
      <style:text-properties fo:color="#ff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30" style:family="text">
      <style:text-properties fo:font-family="Arial" style:font-family-generic="swiss" style:font-pitch="variable" fo:font-size="36pt" fo:language="en" fo:country="US" style:font-size-asian="36pt" style:font-size-complex="36pt"/>
    </style:style>
    <style:style style:name="T31" style:family="text">
      <style:text-properties fo:color="#cc3300" fo:font-family="Arial" style:font-family-generic="swiss" style:font-pitch="variable" fo:font-size="36pt" fo:language="en" fo:country="US" style:font-size-asian="36pt" style:font-size-complex="36pt"/>
    </style:style>
    <style:style style:name="T32" style:family="text">
      <style:text-properties fo:color="#cc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33" style:family="text">
      <style:text-properties fo:color="#ff3300" fo:font-family="Arial" style:font-family-generic="swiss" style:font-pitch="variable" fo:font-size="36pt" fo:language="en" fo:country="US" style:font-size-asian="36pt" style:font-size-complex="36pt"/>
    </style:style>
    <style:style style:name="T34" style:family="text">
      <style:text-properties fo:color="#b2b2b2" fo:font-family="Arial" style:font-family-generic="swiss" style:font-pitch="variable" fo:font-size="36pt" fo:language="en" fo:country="US" style:font-size-asian="36pt" style:font-size-complex="36pt"/>
    </style:style>
    <style:style style:name="T35" style:family="text">
      <style:text-properties fo:color="#ff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36" style:family="text">
      <style:text-properties fo:color="#80808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3333cc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cc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0000ff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40" style:family="text">
      <style:text-properties fo:color="#ff0000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41" style:family="text">
      <style:text-properties fo:color="#cc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43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44" style:family="text">
      <style:text-properties fo:color="#cc33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45" style:family="text">
      <style:text-properties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46" style:family="text">
      <style:text-properties fo:font-family="'Arial Unicode MS'" style:font-family-generic="swiss" style:font-pitch="variable" fo:font-size="24pt" fo:language="en" fo:country="US" style:font-size-asian="24pt" style:font-size-complex="24pt"/>
    </style:style>
    <style:style style:name="T47" style:family="text">
      <style:text-properties fo:color="#ff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48" style:family="text">
      <style:text-properties fo:font-family="'Arial Unicode MS'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49" style:family="text">
      <style:text-properties fo:color="#0000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0" style:family="text">
      <style:text-properties fo:color="#00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1" style:family="text">
      <style:text-properties fo:font-family="'Arial Unicode MS'" style:font-family-generic="swiss" style:font-pitch="variable" fo:language="en" fo:country="US"/>
    </style:style>
    <style:style style:name="T52" style:family="text">
      <style:text-properties fo:color="#cc3300" fo:font-family="'Arial Unicode MS'" style:font-family-generic="swiss" style:font-pitch="variable" fo:font-weight="bold" style:font-weight-asian="bold" style:font-weight-complex="bold"/>
    </style:style>
    <style:style style:name="T53" style:family="text">
      <style:text-properties fo:font-family="'Arial Unicode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4" style:family="text">
      <style:text-properties fo:color="#cc33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5" style:family="text">
      <style:text-properties fo:font-family="'Arial Unicode MS'" style:font-family-generic="swiss" style:font-pitch="variable" fo:font-size="48pt" style:font-size-asian="48pt" style:font-size-complex="48pt"/>
    </style:style>
    <style:style style:name="T56" style:family="text">
      <style:text-properties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57" style:family="text">
      <style:text-properties fo:color="#cc33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58" style:family="text">
      <style:text-properties fo:color="#7f0055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59" style:family="text">
      <style:text-properties fo:color="#00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60" style:family="text">
      <style:text-properties fo:color="#0000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61" style:family="text">
      <style:text-properties fo:color="#00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2a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64" style:family="text">
      <style:text-properties fo:color="#2a00ff" fo:font-family="'Courier New'" style:font-family-generic="modern" style:font-pitch="fixed" fo:font-size="16pt" style:font-size-asian="16pt" style:font-size-complex="16pt"/>
    </style:style>
    <style:style style:name="T65" style:family="text">
      <style:text-properties fo:color="#ff33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7f0055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ff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ff0000" fo:font-size="66pt" style:font-size-asian="66pt" style:font-size-complex="66pt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color="#ff0000"/>
    </style:style>
    <style:style style:name="T72" style:family="text">
      <style:text-properties fo:color="#dddddd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3" style:family="text">
      <style:text-properties fo:font-family="Arial" style:font-family-generic="swiss" style:font-pitch="variable" fo:font-weight="bold" style:font-weight-asian="bold" style:font-weight-complex="bold"/>
    </style:style>
    <style:style style:name="T74" style:family="text">
      <style:text-properties fo:font-size="28pt" fo:language="en" fo:country="US" style:font-size-asian="28pt" style:font-size-complex="28pt"/>
    </style:style>
    <style:style style:name="T75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76" style:family="text">
      <style:text-properties fo:color="#cc3300" fo:font-family="Aria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7" style:family="text">
      <style:text-properties fo:font-family="Verdana" style:font-family-generic="swiss" style:font-pitch="variable" fo:font-size="28pt" fo:language="en" fo:country="US" style:font-size-asian="28pt" style:font-size-complex="28pt"/>
    </style:style>
    <style:style style:name="T78" style:family="text">
      <style:text-properties fo:font-family="Arial" style:font-family-generic="swiss" style:font-pitch="variable" fo:language="en" fo:country="US"/>
    </style:style>
    <style:style style:name="T79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80" style:family="text">
      <style:text-properties fo:color="#cc3300" fo:font-family="Arial" style:font-family-generic="swiss" style:font-pitch="variable" fo:language="en" fo:country="US" fo:font-weight="bold" style:font-weight-asian="bold" style:font-weight-complex="bold"/>
    </style:style>
    <style:style style:name="T81" style:family="text">
      <style:text-properties fo:color="#cc3300" fo:font-family="Arial" style:font-family-generic="swiss" style:font-pitch="variable" fo:font-size="28pt" fo:language="en" fo:country="US" style:font-size-asian="28pt" style:font-size-complex="28pt"/>
    </style:style>
    <style:style style:name="T82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83" style:family="text">
      <style:text-properties fo:language="en" fo:country="US"/>
    </style:style>
    <style:style style:name="T84" style:family="text">
      <style:text-properties fo:font-size="24pt" fo:language="en" fo:country="US" style:font-size-asian="24pt" style:font-size-complex="24pt"/>
    </style:style>
    <style:style style:name="T85" style:family="text">
      <style:text-properties fo:font-family="'Arial Unicode MS'" style:font-family-generic="swiss" style:font-pitch="variable" fo:font-size="48pt" fo:language="en" fo:country="US" style:font-size-asian="48pt" style:font-size-complex="48pt"/>
    </style:style>
    <style:style style:name="T86" style:family="text">
      <style:text-properties fo:font-family="'Arial Unicode MS'" style:font-family-generic="swiss" style:font-pitch="variable" fo:font-size="36pt" style:font-size-asian="36pt" style:font-size-complex="36pt"/>
    </style:style>
    <style:style style:name="T87" style:family="text">
      <style:text-properties fo:color="#cc3300" fo:font-family="'Arial Unicode MS'" style:font-family-generic="swiss" style:font-pitch="variable" fo:font-size="36pt" style:font-size-asian="36pt" style:font-size-complex="36pt"/>
    </style:style>
    <style:style style:name="T88" style:family="text">
      <style:text-properties fo:font-family="'Arial Unicode MS'" style:font-family-generic="swiss" style:font-pitch="variable" fo:font-size="32pt" style:font-size-asian="32pt" style:font-size-complex="32pt"/>
    </style:style>
    <style:style style:name="T89" style:family="text">
      <style:text-properties fo:color="#0099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cc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ilicon Valley Code Camp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Silicon Valley Code Camp</text:span></text:p>
              </text:list-header>
            </text:list>
          </draw:text-box>
        </draw:frame>
        <draw:frame presentation:style-name="pr2" draw:text-style-name="P2" draw:layer="layout" svg:width="21.59cm" svg:height="11.854cm" svg:x="1.905cm" svg:y="5.291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4"><text:span text:style-name="T3">Learn JavaScript </text:span></text:p>
                <text:p text:style-name="P4"><text:span text:style-name="T3">by </text:span></text:p>
                <text:p text:style-name="P4"><text:span text:style-name="T3">Modeling Rubik’s Cube</text:span></text:p>
              </text:list-header>
            </text:list>
            <text:list text:style-name="L4">
              <text:list-header>
                <text:p text:style-name="P5"><text:span text:style-name="T4"/></text:p>
                <text:p text:style-name="P6"><text:span text:style-name="T4">Manoj Kumar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3">
              <text:list-header>
                <text:p text:style-name="P1"><text:span text:style-name="T3">Agenda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Scripting Language</text:span></text:p>
              </text:list-item>
              <text:list-item>
                <text:p text:style-name="P7"><text:span text:style-name="T5">Crash course in Rubik’s Cube</text:span></text:p>
              </text:list-item>
              <text:list-item>
                <text:p text:style-name="P7"><text:span text:style-name="T5">Code Walk-through</text:span></text:p>
              </text:list-item>
              <text:list-item>
                <text:p text:style-name="P7"><text:span text:style-name="T5">Modeling</text:span></text:p>
              </text:list-item>
              <text:list-item>
                <text:p text:style-name="P7"><text:span text:style-name="T5">Finding mov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cripting Languag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ripting Languag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">Is a Programming Language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To manipulate</text:span></text:p>
                  </text:list-item>
                  <text:list-item>
                    <text:p text:style-name="P3"><text:span text:style-name="T7">To customize</text:span></text:p>
                  </text:list-item>
                  <text:list-item>
                    <text:p text:style-name="P3"><text:span text:style-name="T7">To automate </text:span></text:p>
                  </text:list-item>
                  <text:list-item>
                    <text:p text:style-name="P3"><text:span text:style-name="T7">an </text:span><text:span text:style-name="T8">existing system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">ECMAScript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Web Scripting Language</text:span></text:p>
                  </text:list-item>
                  <text:list-item>
                    <text:p text:style-name="P3"><text:span text:style-name="T7">To work with web brow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CMA 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ECMA Script</text:span></text:p>
              </text:list-header>
            </text:list>
          </draw:text-box>
        </draw:frame>
        <draw:frame presentation:style-name="pr4" draw:text-style-name="P2" draw:layer="layout" svg:width="21.59cm" svg:height="13.631cm" svg:x="1.905cm" svg:y="5.27cm" presentation:class="outline" presentation:user-transformed="true">
          <draw:text-box>
            <text:list text:style-name="L5">
              <text:list-item>
                <text:p text:style-name="P9"><text:span text:style-name="T9">Object Based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Object: Collection of properti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Proper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2">Type : Number, Boolean, String, Array, Function &amp; other objects</text:span></text:p>
                      </text:list-item>
                      <text:list-item>
                        <text:p><text:span text:style-name="T10">Attribu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2">Value, Writable, Configurable, Enumerabl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"><text:span text:style-name="T13">Functional</text:span></text:p>
              </text:list-item>
              <text:list-item>
                <text:p text:style-name="P3"><text:span text:style-name="T13">Based on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Java, C </text:span></text:p>
                  </text:list-item>
                  <text:list-item>
                    <text:p text:style-name="P9"><text:span text:style-name="T10">Self (Prototype)</text:span></text:p>
                  </text:list-item>
                  <text:list-item>
                    <text:p text:style-name="P9"><text:span text:style-name="T10">Scheme (Func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Typ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5cm" presentation:class="outline" presentation:user-transformed="true">
          <draw:text-box>
            <text:list text:style-name="L5">
              <text:list-item>
                <text:p text:style-name="P8"><text:span text:style-name="T16">Primitive Value Types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16">Number</text:span></text:p>
                  </text:list-item>
                  <text:list-item>
                    <text:p text:style-name="P3"><text:span text:style-name="T16">String</text:span></text:p>
                  </text:list-item>
                  <text:list-item>
                    <text:p text:style-name="P3"><text:span text:style-name="T16">Boolean</text:span></text:p>
                  </text:list-item>
                  <text:list-item>
                    <text:p text:style-name="P3"><text:span text:style-name="T16">Null</text:span></text:p>
                  </text:list-item>
                  <text:list-item>
                    <text:p text:style-name="P3"><text:span text:style-name="T16">Undefined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6">Objects</text:span></text:p>
              </text:list-item>
              <text:list-item>
                <text:p text:style-name="P8"><text:span text:style-name="T16">Func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 simple Fun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Numbe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947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7">64 bit floating point (sign bit, 11 exp, 52 frac)</text:span></text:p>
              </text:list-item>
              <text:list-item>
                <text:p text:style-name="P8"><text:span text:style-name="T17">Represents integer and float</text:span></text:p>
                <text:list>
                  <text:list-item>
                    <text:p><text:span text:style-name="T18">1, 3.45, 5.345e-10, 0377, 0xFF, <text:s/></text:span></text:p>
                  </text:list-item>
                </text:list>
              </text:list-item>
              <text:list-item>
                <text:p text:style-name="P8"><text:span text:style-name="T17">Infinity</text:span></text:p>
              </text:list-item>
            </text:list>
            <text:list text:style-name="L2">
              <text:list-item>
                <text:list>
                  <text:list-item>
                    <text:p><text:span text:style-name="T18"><text:s/></text:span><text:span text:style-name="T18">&gt;1.79769313486231570e+308 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7">NaN</text:span></text:p>
                <text:list>
                  <text:list-item>
                    <text:p><text:span text:style-name="T18">Nan != NaN</text:span></text:p>
                  </text:list-item>
                </text:list>
              </text:list-item>
              <text:list-item>
                <text:p text:style-name="P8"><text:span text:style-name="T17">Representation for</text:span></text:p>
                <text:list>
                  <text:list-item>
                    <text:p><text:span text:style-name="T18">MAX_VALUE, MIN_VALUE</text:span></text:p>
                  </text:list-item>
                  <text:list-item>
                    <text:p><text:span text:style-name="T18">NEGATIVE_INFINITY, POSITIVE_INFINITY</text:span></text:p>
                  </text:list-item>
                </text:list>
              </text:list-item>
              <text:list-item>
                <text:p><text:span text:style-name="T18">+0 == -0 <text:s/>but 1/+0 != 1/-0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String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889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Within double/single quotes</text:span></text:p>
                <text:list>
                  <text:list-item>
                    <text:p><text:span text:style-name="T19">“</text:span><text:span text:style-name="T19">Hello world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\u0041 world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Sequence of 16 bit unicode chars</text:span></text:p>
              </text:list-item>
              <text:list-item>
                <text:p text:style-name="P8"><text:span text:style-name="T19">Supports + operator</text:span></text:p>
              </text:list-item>
              <text:list-item>
                <text:p text:style-name="P8"><text:span text:style-name="T19">Used for character type too</text:span></text:p>
                <text:p text:style-name="P8"><text:span text:style-name="T19"><text:s/></text:span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oolean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887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Only two values</text:span></text:p>
                <text:list>
                  <text:list-item>
                    <text:p><text:span text:style-name="T19">true</text:span></text:p>
                  </text:list-item>
                  <text:list-item>
                    <text:p><text:span text:style-name="T19">false</text:span></text:p>
                  </text:list-item>
                </text:list>
              </text:list-item>
              <text:list-item>
                <text:p text:style-name="P8"><text:span text:style-name="T19"><text:s/></text:span><text:span text:style-name="T19">6 more falsy values</text:span></text:p>
                <text:list>
                  <text:list-item>
                    <text:p><text:span text:style-name="T19">0, -0, “”, NaN, null, undefined</text:span></text:p>
                  </text:list-item>
                </text:list>
              </text:list-item>
              <text:list-item>
                <text:p><text:span text:style-name="T19">Rest all values are true</text:span></text:p>
                <text:list>
                  <text:list-item>
                    <text:p><text:span text:style-name="T19">Including ‘false’ <text:s/>:)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Undefined and Null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Undefined Type</text:span></text:p>
                <text:list>
                  <text:list-item>
                    <text:p><text:span text:style-name="T19">Only one value: undefined</text:span></text:p>
                    <text:p><text:span text:style-name="T19"/></text:p>
                  </text:list-item>
                </text:list>
              </text:list-item>
              <text:list-item>
                <text:p text:style-name="P8"><text:span text:style-name="T19"><text:s/></text:span><text:span text:style-name="T19">Null Type</text:span></text:p>
                <text:list>
                  <text:list-item>
                    <text:p><text:span text:style-name="T19">Only one value: null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nary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27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Binary + (Addition or concatenation)</text:span></text:p>
                <text:list>
                  <text:list-item>
                    <text:p><text:span text:style-name="T19">1 + 2 = 3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1’ + ‘2’ <text:s/>= ‘1’ + 2 <text:s/>= </text:span><text:span text:style-name="T20">1 + ‘2’ = ‘12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<text:s/></text:span><text:span text:style-name="T19">-, * , /, %</text:span></text:p>
                <text:list>
                  <text:list-item>
                    <text:p><text:span text:style-name="T21"><text:s/></text:span><text:span text:style-name="T20">2 * ‘3’ = 6</text:span></text:p>
                  </text:list-item>
                </text:list>
              </text:list-item>
              <text:list-item>
                <text:p text:style-name="P8"><text:span text:style-name="T19">&gt;=, &lt;=, &gt;, &lt;</text:span></text:p>
              </text:list-item>
              <text:list-item>
                <text:p text:style-name="P8"><text:span text:style-name="T19">==, !=</text:span></text:p>
              </text:list-item>
              <text:list-item>
                <text:p text:style-name="P8"><text:span text:style-name="T20">=== !==</text:span></text:p>
              </text:list-item>
              <text:list-item>
                <text:p text:style-name="P8"><text:span text:style-name="T19">Logical &amp;&amp;, ||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Prefix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4.916cm" svg:x="1.905cm" svg:y="4.445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0">+ <text:s text:c="4"/></text:span><text:span text:style-name="T22">to number</text:span></text:p>
              </text:list-item>
            </text:list>
            <text:list text:style-name="L2">
              <text:list-item>
                <text:list>
                  <text:list-item>
                    <text:p><text:span text:style-name="T20"><text:s text:c="7"/></text:span><text:span text:style-name="T22">1 + <text:s/>+'2' <text:s text:c="2"/>// 3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0">- <text:s text:c="5"/></text:span><text:span text:style-name="T22">negate</text:span></text:p>
              </text:list-item>
              <text:list-item>
                <text:p text:style-name="P8"><text:span text:style-name="T20">! <text:s text:c="5"/></text:span><text:span text:style-name="T22">logical not</text:span></text:p>
              </text:list-item>
              <text:list-item>
                <text:p text:style-name="P8"><text:span text:style-name="T20">Typeof</text:span></text:p>
                <text:list>
                  <text:list-item>
                    <text:p><text:span text:style-name="T22">typeof 1 <text:s text:c="2"/>// ‘number’</text:span></text:p>
                  </text:list-item>
                  <text:list-item>
                    <text:p><text:span text:style-name="T22">typeof ‘a’ <text:s/>// ‘string’</text:span></text:p>
                  </text:list-item>
                </text:list>
                <text:p text:style-name="P8"><text:span text:style-name="T20"/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t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5" draw:text-style-name="P15" draw:layer="layout" svg:width="21.59cm" svg:height="12.027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&amp; <text:s text:c="3"/>and</text:span></text:p>
              </text:list-item>
              <text:list-item>
                <text:p text:style-name="P8"><text:span text:style-name="T22">| <text:s text:c="4"/>or</text:span></text:p>
              </text:list-item>
              <text:list-item>
                <text:p text:style-name="P8"><text:span text:style-name="T22">^ <text:s text:c="3"/>xor</text:span></text:p>
              </text:list-item>
              <text:list-item>
                <text:p text:style-name="P8"><text:span text:style-name="T22">~ <text:s text:c="3"/>not</text:span></text:p>
              </text:list-item>
              <text:list-item>
                <text:p text:style-name="P8"><text:span text:style-name="T22">&gt;&gt; <text:s text:c="2"/>signed right shift</text:span></text:p>
              </text:list-item>
              <text:list-item>
                <text:p text:style-name="P8"><text:span text:style-name="T22">&gt;&gt;&gt; unsigned right shift</text:span></text:p>
              </text:list-item>
              <text:list-item>
                <text:p text:style-name="P8"><text:span text:style-name="T22">&lt;&lt; <text:s text:c="2"/>left shif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And mo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6" draw:text-style-name="P15" draw:layer="layout" svg:width="21.59cm" svg:height="11.948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= <text:s text:c="3"/>assignment</text:span></text:p>
              </text:list-item>
              <text:list-item>
                <text:p text:style-name="P8"><text:span text:style-name="T22">+=, -=, *=, /= %=</text:span></text:p>
                <text:list>
                  <text:list-item>
                    <text:p><text:span text:style-name="T22">X op= y <text:s/>==&gt; x = x op y</text:span></text:p>
                  </text:list-item>
                </text:list>
              </text:list-item>
              <text:list-item>
                <text:p text:style-name="P8"><text:span text:style-name="T22">++ <text:s text:c="3"/>increment</text:span></text:p>
                <text:list>
                  <text:list-item>
                    <text:p><text:span text:style-name="T22">X++ <text:s text:c="2"/>==&gt; x = x+1</text:span></text:p>
                  </text:list-item>
                </text:list>
              </text:list-item>
              <text:list-item>
                <text:p text:style-name="P8"><text:span text:style-name="T22">-- <text:s text:c="4"/>decrement</text:span></text:p>
                <text:list>
                  <text:list-item>
                    <text:p><text:span text:style-name="T22">X-- <text:s/>==&gt; x = x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 Simple Object</text:span></text:p>
              </text:list-header>
            </text:list>
          </draw:text-box>
        </draw:frame>
        <draw:frame presentation:style-name="pr4" draw:text-style-name="P2" draw:layer="layout" svg:width="21.59cm" svg:height="12.889cm" svg:x="1.905cm" svg:y="5.08cm" presentation:class="outline" presentation:user-transformed="true">
          <draw:text-box>
            <text:p text:style-name="P3"><text:span text:style-name="T23">point =</text:span><text:span text:style-name="T24"> { x : 100, y : 200 }</text:span><text:span text:style-name="T23">;</text:span></text:p>
            <text:p text:style-name="P3"><text:span text:style-name="T23">point.x <text:s text:c="2"/>// 100</text:span></text:p>
            <text:p text:style-name="P3"><text:span text:style-name="T23">point[‘x’] <text:s/>// 100</text:span></text:p>
            <text:p text:style-name="P3"><text:span text:style-name="T23">point.y = 300;</text:span></text:p>
            <text:p text:style-name="P3"><text:span text:style-name="T23"/></text:p>
            <text:p text:style-name="P3"><text:span text:style-name="T23">ap = </text:span><text:span text:style-name="T24">{ “x-coord” : 100, “y-coord” : 200 }</text:span><text:span text:style-name="T23">;</text:span></text:p>
            <text:p text:style-name="P3"><text:span text:style-name="T23">ap.x-coord <text:s text:c="3"/>// Error, - means subtraction</text:span></text:p>
            <text:p text:style-name="P3"><text:span text:style-name="T23">ap[“x-coord”] // 100</text:span></text:p>
            <text:p text:style-name="P3"><text:span text:style-name="T23">ap[“X-coord”] <text:s/>// undefined, (note the upper case X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nction Variabl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25">Functions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1">
              <text:list-header>
                <text:p text:style-name="P12"><text:span text:style-name="T26">function</text:span><text:span text:style-name="T27"> add(x, y) {</text:span></text:p>
                <text:p text:style-name="P12"><text:span text:style-name="T27"><text:s text:c="4"/></text:span><text:span text:style-name="T27">return x+y</text:span></text:p>
                <text:p text:style-name="P12"><text:span text:style-name="T27">}</text:span></text:p>
              </text:list-header>
            </text:list>
            <text:list text:style-name="L3">
              <text:list-header>
                <text:p text:style-name="P12"><text:span text:style-name="T27">sum = add</text:span><text:span text:style-name="T26">(4,5)</text:span></text:p>
              </text:list-header>
              <text:list-item>
                <text:p text:style-name="P12"><text:span text:style-name="T26">myAdd = add</text:span></text:p>
              </text:list-item>
            </text:list>
            <text:list text:style-name="L1">
              <text:list-header>
                <text:p text:style-name="P12"><text:span text:style-name="T27">sum1 = </text:span><text:span text:style-name="T28">myAdd</text:span><text:span text:style-name="T27">(4, 5)</text:span></text:p>
                <text:p text:style-name="P12"><text:span text:style-name="T2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nction Var Assignmen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25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30">myAdd = function </text:span><text:span text:style-name="T31">add</text:span><text:span text:style-name="T30">(x, y) {</text:span></text:p>
                <text:p text:style-name="P12"><text:span text:style-name="T30"><text:s text:c="4"/></text:span><text:span text:style-name="T30">return x+y</text:span></text:p>
                <text:p text:style-name="P12"><text:span text:style-name="T30">}</text:span></text:p>
                <text:p text:style-name="P12"><text:span text:style-name="T29">sum1 =</text:span><text:span text:style-name="T32"> </text:span><text:span text:style-name="T31">myAdd</text:span><text:span text:style-name="T33">(4, 5)</text:span></text:p>
                <text:p text:style-name="P12"><text:span text:style-name="T29">sum2 =</text:span><text:span text:style-name="T32"> add</text:span><text:span text:style-name="T29">(4, 5)</text:span><text:span text:style-name="T30"> <text:s text:c="2"/></text:span></text:p>
              </text:list-header>
            </text:list>
            <text:list text:style-name="L3">
              <text:list-header>
                <text:p text:style-name="P12"><text:span text:style-name="T31">ReferenceError: add is not defined</text:span></text:p>
              </text:list-header>
            </text:list>
            <text:list text:style-name="L13">
              <text:list-header>
                <text:p text:style-name="P13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25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30">myAdd = function</text:span><text:span text:style-name="T34"> </text:span><text:span text:style-name="T30">(x, y) {</text:span></text:p>
                <text:p text:style-name="P12"><text:span text:style-name="T30"><text:s text:c="4"/></text:span><text:span text:style-name="T30">return x+y</text:span></text:p>
                <text:p text:style-name="P12"><text:span text:style-name="T30">}</text:span></text:p>
                <text:p text:style-name="P12"><text:span text:style-name="T29">sum1 =</text:span><text:span text:style-name="T32"> myAdd</text:span><text:span text:style-name="T35">(4, 5)</text:span></text:p>
              </text:list-header>
            </text:list>
            <text:list text:style-name="L11">
              <text:list-header>
                <text:p text:style-name="P12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nonymous Fun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nonymous Function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4">
              <text:list-header>
                <text:p text:style-name="P12"><text:span text:style-name="T36">sum =</text:span><text:span text:style-name="T14"> </text:span><text:span text:style-name="T37">function (x, y) {</text:span></text:p>
              </text:list-header>
            </text:list>
            <text:list text:style-name="L15">
              <text:list-header>
                <text:p text:style-name="P12"><text:span text:style-name="T37"><text:s text:c="15"/></text:span><text:span text:style-name="T37">return x+y</text:span></text:p>
                <text:p text:style-name="P12"><text:span text:style-name="T37"><text:s text:c="11"/></text:span><text:span text:style-name="T37">}</text:span><text:span text:style-name="T14"> </text:span><text:span text:style-name="T38">(</text:span><text:span text:style-name="T14">4,5</text:span><text:span text:style-name="T38">)</text:span></text:p>
              </text:list-header>
            </text:list>
            <text:list text:style-name="L3">
              <text:list-header>
                <text:p text:style-name="P12"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rgumen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guments</text:span></text:p>
              </text:list-header>
            </text:list>
          </draw:text-box>
        </draw:frame>
        <draw:frame presentation:style-name="pr4" draw:text-style-name="P17" draw:layer="layout" svg:width="21.59cm" svg:height="11.431cm" svg:x="1.905cm" svg:y="5.714cm" presentation:class="outline" presentation:user-transformed="true">
          <draw:text-box>
            <text:list text:style-name="L11">
              <text:list-header>
                <text:p text:style-name="P16"><text:span text:style-name="T39">function add( <text:s/>) {</text:span></text:p>
                <text:p text:style-name="P16"><text:span text:style-name="T39"><text:s text:c="4"/></text:span><text:span text:style-name="T39">var sum = 0</text:span></text:p>
                <text:p text:style-name="P16"><text:span text:style-name="T39"><text:s text:c="4"/></text:span><text:span text:style-name="T39">for( var i = 0; i &lt; </text:span><text:span text:style-name="T40">arguments.length</text:span><text:span text:style-name="T39">; i++) {</text:span></text:p>
                <text:p text:style-name="P16"><text:span text:style-name="T39"><text:s text:c="8"/></text:span><text:span text:style-name="T39">sum += </text:span><text:span text:style-name="T40">arguments[i]</text:span></text:p>
                <text:p text:style-name="P16"><text:span text:style-name="T39"><text:s text:c="4"/></text:span><text:span text:style-name="T39">}</text:span></text:p>
                <text:p text:style-name="P16"><text:span text:style-name="T39"><text:s text:c="4"/></text:span><text:span text:style-name="T39">return sum</text:span></text:p>
                <text:p text:style-name="P16"><text:span text:style-name="T39">}</text:span></text:p>
              </text:list-header>
            </text:list>
            <text:list text:style-name="L1">
              <text:list-header>
                <text:p text:style-name="P16"><text:span text:style-name="T39">add(</text:span><text:span text:style-name="T40">4, 5</text:span><text:span text:style-name="T39">) <text:s/>=&gt; 9</text:span></text:p>
              </text:list-header>
            </text:list>
            <text:list text:style-name="L11">
              <text:list-header>
                <text:p text:style-name="P16"><text:span text:style-name="T39">add(</text:span><text:span text:style-name="T40">4,5,3</text:span><text:span text:style-name="T39">) =&gt; 12</text:span></text:p>
                <text:p text:style-name="P16"><text:span text:style-name="T39">add</text:span><text:span text:style-name="T40">()</text:span><text:span text:style-name="T39"> =&gt; 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cope of a Variabl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18"><text:span text:style-name="T9">function f() { <text:s/></text:span></text:p>
                <text:p text:style-name="P18"><text:span text:style-name="T9"><text:s text:c="3"/></text:span><text:span text:style-name="T41">a = 6 <text:s/>// “a” is a global variable</text:span></text:p>
                <text:p text:style-name="P18"><text:span text:style-name="T9">}</text:span></text:p>
                <text:p text:style-name="P18"><text:span text:style-name="T9"/></text:p>
              </text:list-header>
              <text:list-item>
                <text:p text:style-name="P18"><text:span text:style-name="T9">a = 5</text:span></text:p>
                <text:p text:style-name="P18"><text:span text:style-name="T9"/></text:p>
              </text:list-item>
              <text:list-item>
                <text:p text:style-name="P18"><text:span text:style-name="T9">f()</text:span></text:p>
                <text:p text:style-name="P18"><text:span text:style-name="T42">// a is 6 now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19"><text:span text:style-name="T43">function f() { <text:s/></text:span></text:p>
                <text:p text:style-name="P19"><text:span text:style-name="T43"><text:s text:c="3"/></text:span><text:span text:style-name="T44">var a = 6 <text:s text:c="2"/>// “a” is a local variable</text:span></text:p>
                <text:p text:style-name="P19"><text:span text:style-name="T43"><text:s text:c="3"/></text:span><text:span text:style-name="T23">alert("After assignment : a = " + a)</text:span></text:p>
                <text:p text:style-name="P19"><text:span text:style-name="T43">}</text:span></text:p>
                <text:p text:style-name="P19"><text:span text:style-name="T43">a = 5</text:span></text:p>
                <text:p text:style-name="P19"><text:span text:style-name="T23">alert("Before Calling function: a = " + a)</text:span></text:p>
                <text:p text:style-name="P19"><text:span text:style-name="T43">f()</text:span></text:p>
                <text:p text:style-name="P19"><text:span text:style-name="T23">alert("After Calling function: a = " + a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87cm" svg:x="1.905cm" svg:y="5.503cm" presentation:class="outline" presentation:user-transformed="true">
          <draw:text-box>
            <text:list text:style-name="L4">
              <text:list-header>
                <text:p text:style-name="P16"><text:span text:style-name="T45">function f() {</text:span></text:p>
                <text:p text:style-name="P16"><text:span text:style-name="T45"><text:s text:c="3"/></text:span><text:span text:style-name="T45">a = 6</text:span></text:p>
                <text:p text:style-name="P16"><text:span text:style-name="T45"><text:s text:c="3"/>…</text:span><text:span text:style-name="T45">.</text:span></text:p>
                <text:p text:style-name="P5"><text:span text:style-name="T45"><text:s text:c="3"/></text:span><text:span text:style-name="T44">var a <text:s text:c="2"/>// makes “a” a local variable!</text:span></text:p>
                <text:p text:style-name="P16"><text:span text:style-name="T45">}</text:span></text:p>
                <text:p text:style-name="P16"><text:span text:style-name="T45">a = 5</text:span></text:p>
                <text:p text:style-name="P16"><text:span text:style-name="T46"/></text:p>
                <text:p text:style-name="P16"><text:span text:style-name="T45">f()</text:span></text:p>
                <text:p text:style-name="P16"><text:span text:style-name="T46"/></text:p>
              </text:list-header>
              <text:list-item>
                <text:p text:style-name="P16"><text:span text:style-name="T45">// a is still 5</text:span><text:span text:style-name="T46"> 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2" presentation:class="page"/>
          <draw:frame presentation:style-name="pr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429cm" svg:x="1.805cm" svg:y="5.503cm" presentation:class="outline" presentation:user-transformed="true">
          <draw:text-box>
            <text:list text:style-name="L4">
              <text:list-header>
                <text:p text:style-name="P16"><text:span text:style-name="T47">You can only leave out ;</text:span></text:p>
                <text:list>
                  <text:list-item>
                    <text:p><text:span text:style-name="T48">Before }</text:span></text:p>
                    <text:list>
                      <text:list-header>
                        <text:p><text:span text:style-name="T48">A = 6 <text:s/>} </text:span></text:p>
                      </text:list-header>
                    </text:list>
                  </text:list-item>
                  <text:list-item>
                    <text:p><text:span text:style-name="T48">After new line(s)</text:span></text:p>
                    <text:list>
                      <text:list-header>
                        <text:p><text:span text:style-name="T48">A = 6</text:span></text:p>
                        <text:p><text:span text:style-name="T48">}</text:span></text:p>
                      </text:list-header>
                    </text:list>
                  </text:list-item>
                  <text:list-item>
                    <text:p><text:span text:style-name="T48">End of the program</text:span></text:p>
                  </text:list-item>
                </text:list>
              </text:list-header>
              <text:list-item>
                <text:p><text:span text:style-name="T48">Cannot leave ; within ‘for’ header</text:span></text:p>
                <text:list>
                  <text:list-item>
                    <text:p><text:span text:style-name="T49">for (var i=0; i &lt; 7</text:span><text:span text:style-name="T45"> </text:span><text:span text:style-name="T48"><text:s text:c="8"/>.. NO ; inserted here</text:span></text:p>
                    <text:list>
                      <text:list-header>
                        <text:p><text:span text:style-name="T49">i++) {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3" presentation:class="page"/>
          <draw:frame presentation:style-name="pr7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427cm" svg:x="1.905cm" svg:y="5.317cm" presentation:class="outline" presentation:user-transformed="true">
          <draw:text-box>
            <text:list text:style-name="L4">
              <text:list-item>
                <text:p text:style-name="P16"><text:span text:style-name="T50">Inserted only if next token cannot be parsed</text:span></text:p>
                <text:list>
                  <text:list-header>
                    <text:p><text:span text:style-name="T47">A = 6 <text:s text:c="6"/></text:span><text:span text:style-name="T50">(; is</text:span><text:span text:style-name="T47"> inserted</text:span><text:span text:style-name="T50"> automatically)</text:span></text:p>
                    <text:p><text:span text:style-name="T47">X = 5</text:span></text:p>
                  </text:list-header>
                </text:list>
              </text:list-item>
              <text:list-item>
                <text:p><text:span text:style-name="T50">What if next line seems to be continuation?</text:span></text:p>
              </text:list-item>
            </text:list>
            <text:list text:style-name="L2">
              <text:list-item>
                <text:list>
                  <text:list-header>
                    <text:p><text:span text:style-name="T47">A = b <text:s text:c="5"/></text:span><text:span text:style-name="T50">(; is</text:span><text:span text:style-name="T47"> NOT inserted</text:span><text:span text:style-name="T50"> automatically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47">(</text:span><text:span text:style-name="T50">add(3,4),......)</text:span></text:p>
                  </text:list-header>
                  <text:list-item>
                    <text:p><text:span text:style-name="T50">So problem starting chars are</text:span></text:p>
                    <text:list>
                      <text:list-header>
                        <text:p><text:span text:style-name="T50">( [ + - /</text:span></text:p>
                      </text:list-header>
                    </text:list>
                  </text:list-item>
                  <text:list-item>
                    <text:p><text:span text:style-name="T50">Statements before such chars must have ; 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48"/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4" presentation:class="page"/>
          <draw:frame presentation:style-name="pr7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ilding Custom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ding Custom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0"><text:span text:style-name="T7">frontColor = { } <text:s text:c="2"/>// create empty object</text:span></text:p>
                <text:p text:style-name="P20"><text:span text:style-name="T7">frontColor.</text:span><text:span text:style-name="T8">red = 255</text:span></text:p>
                <text:p text:style-name="P20"><text:span text:style-name="T7">frontColor.blue = 0</text:span></text:p>
                <text:p text:style-name="P20"><text:span text:style-name="T7">frontColor.green = 128</text:span></text:p>
                <text:p text:style-name="P20"><text:span text:style-name="T7"/></text:p>
                <text:p text:style-name="P20"><text:span text:style-name="T7">redComponent = frontColor.</text:span><text:span text:style-name="T8">red</text:span></text:p>
                <text:p text:style-name="P20"><text:span text:style-name="T51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5"><text:span text:style-name="T43">function Color ( r, g, b ) {</text:span></text:p>
                <text:p text:style-name="P5"><text:span text:style-name="T43"><text:s text:c="4"/></text:span><text:span text:style-name="T44">this</text:span><text:span text:style-name="T43">.red = r</text:span></text:p>
                <text:p text:style-name="P5"><text:span text:style-name="T43"><text:s text:c="4"/></text:span><text:span text:style-name="T43">this.green = g;</text:span></text:p>
                <text:p text:style-name="P5"><text:span text:style-name="T43"><text:s text:c="4"/></text:span><text:span text:style-name="T43">this.blue = b</text:span></text:p>
                <text:p text:style-name="P5"><text:span text:style-name="T43">}</text:span></text:p>
                <text:p text:style-name="P5"><text:span text:style-name="T43"/></text:p>
                <text:p text:style-name="P5"><text:span text:style-name="T43">red = </text:span><text:span text:style-name="T44">new Color</text:span><text:span text:style-name="T43">(255, 0, 0)</text:span></text:p>
                <text:p text:style-name="P5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8" draw:text-style-name="P2" draw:layer="layout" svg:width="21.59cm" svg:height="13.135cm" svg:x="1.905cm" svg:y="4.867cm" presentation:class="outline" presentation:user-transformed="true">
          <draw:text-box>
            <text:list text:style-name="L4">
              <text:list-header>
                <text:p text:style-name="P5"><text:span text:style-name="T43">function Color ( r, g, b ) {</text:span></text:p>
                <text:p text:style-name="P5"><text:span text:style-name="T43"><text:s text:c="4"/></text:span><text:span text:style-name="T43">this.red = r</text:span></text:p>
                <text:p text:style-name="P5"><text:span text:style-name="T43"><text:s text:c="4"/></text:span><text:span text:style-name="T43">this.green = g;</text:span></text:p>
                <text:p text:style-name="P5"><text:span text:style-name="T43"><text:s text:c="4"/></text:span><text:span text:style-name="T43">this.blue = b</text:span></text:p>
                <text:p text:style-name="P5"><text:span text:style-name="T43">}</text:span></text:p>
                <text:p text:style-name="P5"><text:span text:style-name="T43">myColor = </text:span><text:span text:style-name="T44">{ <text:s/>}</text:span></text:p>
                <text:p text:style-name="P5"><text:span text:style-name="T43">myColor.</text:span><text:span text:style-name="T44">red</text:span><text:span text:style-name="T43"> <text:s text:c="3"/>// undefined</text:span></text:p>
                <text:p text:style-name="P5"><text:span text:style-name="T43">Color.</text:span><text:span text:style-name="T44">apply</text:span><text:span text:style-name="T43">( <text:s/></text:span><text:span text:style-name="T44">myColor</text:span><text:span text:style-name="T43">, [255, 65, 127] <text:s/>)</text:span></text:p>
              </text:list-header>
            </text:list>
            <text:p text:style-name="P5"><text:span text:style-name="T43">Color.</text:span><text:span text:style-name="T44">call</text:span><text:span text:style-name="T43">( <text:s/></text:span><text:span text:style-name="T44">myColor</text:span><text:span text:style-name="T43">, 255, 65, 127 )</text:span></text:p>
            <text:list text:continue-numbering="true" text:style-name="L4">
              <text:list-header>
                <text:p text:style-name="P5"><text:span text:style-name="T43">myColor.red <text:s text:c="2"/>// 255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d Usage of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ad Usage of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0"><text:span text:style-name="T5">function Color ( r, g, b ) {</text:span></text:p>
                <text:p text:style-name="P20"><text:span text:style-name="T5"><text:s text:c="4"/></text:span><text:span text:style-name="T5">this.red = r</text:span></text:p>
                <text:p text:style-name="P20"><text:span text:style-name="T5"><text:s text:c="4"/></text:span><text:span text:style-name="T5">this.green = g</text:span></text:p>
                <text:p text:style-name="P20"><text:span text:style-name="T5"><text:s text:c="4"/></text:span><text:span text:style-name="T5">this.blue = b</text:span></text:p>
                <text:p text:style-name="P20"><text:span text:style-name="T5">}</text:span></text:p>
              </text:list-header>
            </text:list>
            <text:list text:style-name="L3">
              <text:list-header>
                <text:p text:style-name="P20"><text:span text:style-name="T52">Color</text:span><text:span text:style-name="T5">(255, 127, 65)</text:span></text:p>
              </text:list-header>
            </text:list>
            <text:list text:style-name="L4">
              <text:list-header>
                <text:p text:style-name="P20"><text:span text:style-name="T5">this.red // 255.. but what is “this” here?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647cm" svg:x="1.905cm" svg:y="1.457cm" presentation:class="title" presentation:user-transformed="true">
          <draw:text-box>
            <text:list text:style-name="L6">
              <text:list-header>
                <text:p text:style-name="P1"><text:span text:style-name="T53">Immutable Object Using Constructor</text:span></text:p>
              </text:list-header>
            </text:list>
          </draw:text-box>
        </draw:frame>
        <draw:frame presentation:style-name="pr8" draw:text-style-name="P2" draw:layer="layout" svg:width="21.59cm" svg:height="12.32cm" svg:x="1.905cm" svg:y="4.867cm" presentation:class="outline" presentation:user-transformed="true">
          <draw:text-box>
            <text:list text:style-name="L4">
              <text:list-header>
                <text:p text:style-name="P18"><text:span text:style-name="T45">function Color ( r, g, b ) {</text:span></text:p>
              </text:list-header>
            </text:list>
            <text:list text:style-name="L3">
              <text:list-header>
                <text:p text:style-name="P18"><text:span text:style-name="T54"><text:s text:c="8"/></text:span><text:span text:style-name="T54">this.getRed = function( ) { return r };</text:span></text:p>
              </text:list-header>
            </text:list>
            <text:list text:style-name="L4">
              <text:list-header>
                <text:p text:style-name="P18"><text:span text:style-name="T45"><text:s text:c="8"/></text:span><text:span text:style-name="T45">this.getGreen = function() { return g };</text:span></text:p>
                <text:p text:style-name="P18"><text:span text:style-name="T45"><text:s text:c="8"/></text:span><text:span text:style-name="T45">this.getBlue = function() { return b };</text:span></text:p>
                <text:p text:style-name="P18"><text:span text:style-name="T45">}</text:span></text:p>
              </text:list-header>
            </text:list>
            <text:list text:style-name="L3">
              <text:list-header>
                <text:p text:style-name="P18"><text:span text:style-name="T54">red = new Color</text:span><text:span text:style-name="T45">(255, 0, 0)</text:span></text:p>
              </text:list-header>
            </text:list>
            <text:list text:style-name="L4">
              <text:list-header>
                <text:p text:style-name="P18"><text:span text:style-name="T45">red.</text:span><text:span text:style-name="T54">getRed( )</text:span><text:span text:style-name="T45"> // 255</text:span></text:p>
                <text:p text:style-name="P18"><text:span text:style-name="T45">red.red = 128 // creates a new property red </text:span></text:p>
                <text:p text:style-name="P18"><text:span text:style-name="T45">red.getRed() <text:s/>// still 255!</text:span></text:p>
              </text:list-header>
            </text:list>
            <text:list text:style-name="L5">
              <text:list-header>
                <text:p text:style-name="P21"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losur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5">Closure</text:span></text:p>
              </text:list-header>
            </text:list>
          </draw:text-box>
        </draw:frame>
        <draw:frame presentation:style-name="pr4" draw:text-style-name="P2" draw:layer="layout" svg:width="21.59cm" svg:height="12.433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Closure is an object having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5">Function</text:span></text:p>
                  </text:list-item>
                  <text:list-item>
                    <text:p text:style-name="P22"><text:span text:style-name="T5">Environment when function was created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21"><text:span text:style-name="T5">Local Variables of outer function</text:span></text:p>
                      </text:list-item>
                      <text:list-item>
                        <text:p text:style-name="P21"><text:span text:style-name="T5">Local functions declared in outer function</text:span></text:p>
                      </text:list-item>
                      <text:list-item>
                        <text:p text:style-name="P21"><text:span text:style-name="T5">Parameters of outer function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3"><text:span text:style-name="T52">this</text:span><text:span text:style-name="T5"> and </text:span><text:span text:style-name="T52">arguments</text:span><text:span text:style-name="T5"> of outer function are </text:span><text:span text:style-name="T52">not</text:span><text:span text:style-name="T5"> available but can be saved in local variables of outer function and then used in inner function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perty Attribut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3">Property Attributes</text:span></text:p>
              </text:list-header>
            </text:list>
          </draw:text-box>
        </draw:frame>
        <draw:frame presentation:style-name="pr8" draw:text-style-name="P2" draw:layer="layout" svg:width="21.59cm" svg:height="12.241cm" svg:x="1.905cm" svg:y="4.867cm" presentation:class="outline" presentation:user-transformed="true">
          <draw:text-box>
            <text:list text:style-name="L5">
              <text:list-item>
                <text:p text:style-name="P9"><text:span text:style-name="T45">Value (Named Data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6">Default value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45">Get and Set (Named Accessor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6">Getter and Setter function</text:span></text:p>
                  </text:list-item>
                  <text:list-item>
                    <text:p text:style-name="P10"><text:span text:style-name="T56">Either Value or Get/Set can be used, but not both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45">Writ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6">False =&gt; Read Only Property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45">Enume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6">False =&gt; </text:span><text:span text:style-name="T57">Obj.keys</text:span><text:span text:style-name="T56"> or </text:span><text:span text:style-name="T57">for (key in Obj)</text:span><text:span text:style-name="T56"> will not show 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45">Configu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6">False =&gt; delete obj.prop, or redefine will not work</text:span></text:p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24"><text:span text:style-name="T5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efining Propert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6">Defining Property</text:span></text:p>
              </text:list-header>
            </text:list>
          </draw:text-box>
        </draw:frame>
        <draw:frame presentation:style-name="pr4" draw:text-style-name="P2" draw:layer="layout" svg:width="21.59cm" svg:height="13.065cm" svg:x="1.905cm" svg:y="5.503cm" presentation:class="outline" presentation:user-transformed="true">
          <draw:text-box>
            <text:list text:style-name="L19">
              <text:list-header>
                <text:p text:style-name="P5"><text:span text:style-name="T58">function</text:span><text:span text:style-name="T59"> Color(r, g, b) {</text:span></text:p>
              </text:list-header>
            </text:list>
            <text:list text:style-name="L4">
              <text:list-header>
                <text:p text:style-name="P5"><text:span text:style-name="T59"><text:s text:c="2"/></text:span><text:span text:style-name="T59">Object.defineProperties( </text:span><text:span text:style-name="T58">this</text:span><text:span text:style-name="T59">, <text:s/></text:span></text:p>
                <text:p text:style-name="P5"><text:span text:style-name="T59"><text:s text:c="6"/></text:span><text:span text:style-name="T59">{ </text:span></text:p>
                <text:p text:style-name="P5"><text:span text:style-name="T59"><text:s text:c="10"/></text:span><text:span text:style-name="T59">red : {</text:span></text:p>
              </text:list-header>
            </text:list>
            <text:list text:style-name="L3">
              <text:list-header>
                <text:p text:style-name="P5"><text:span text:style-name="T44"><text:s text:c="14"/></text:span><text:span text:style-name="T44">value</text:span><text:span text:style-name="T59">: r, </text:span></text:p>
                <text:p text:style-name="P5"><text:span text:style-name="T44"><text:s text:c="14"/></text:span><text:span text:style-name="T44">writable</text:span><text:span text:style-name="T59"> : </text:span><text:span text:style-name="T58">false</text:span><text:span text:style-name="T59">,</text:span></text:p>
              </text:list-header>
            </text:list>
            <text:list text:style-name="L4">
              <text:list-header>
                <text:p text:style-name="P5"><text:span text:style-name="T59"><text:s text:c="14"/></text:span><text:span text:style-name="T44">enumerable</text:span><text:span text:style-name="T59"> : </text:span><text:span text:style-name="T58">true</text:span><text:span text:style-name="T59">, <text:s/></text:span></text:p>
                <text:p text:style-name="P5"><text:span text:style-name="T59"><text:s text:c="14"/></text:span><text:span text:style-name="T44">configurable</text:span><text:span text:style-name="T59">: </text:span><text:span text:style-name="T58">false</text:span></text:p>
              </text:list-header>
            </text:list>
            <text:list text:style-name="L19">
              <text:list-header>
                <text:p text:style-name="P5"><text:span text:style-name="T58"><text:s text:c="10"/></text:span><text:span text:style-name="T59">}, …</text:span></text:p>
              </text:list-header>
            </text:list>
            <text:list text:style-name="L4">
              <text:list-header>
                <text:p text:style-name="P25"><text:span text:style-name="T59"><text:s text:c="6"/></text:span><text:span text:style-name="T59">} <text:s/>); </text:span><text:span text:style-name="T60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reez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Freezing an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4">
              <text:list-header>
                <text:p text:style-name="P16"><text:span text:style-name="T61">Rubik = {}; </text:span></text:p>
                <text:p text:style-name="P16"><text:span text:style-name="T61">Rubik.Slope = {};</text:span></text:p>
                <text:p text:style-name="P16"><text:span text:style-name="T61">Rubik.Slope.HORIZONTAL = </text:span><text:span text:style-name="T62">"Horizontal"</text:span><text:span text:style-name="T61">;</text:span></text:p>
                <text:p text:style-name="P26"><text:span text:style-name="T63">Rubik.Slope.VERTICAL <text:s text:c="2"/>= </text:span><text:span text:style-name="T64">"Vertical"</text:span><text:span text:style-name="T63">;</text:span></text:p>
                <text:p text:style-name="P26"><text:span text:style-name="T63">Rubik.Slope.SLANTED = </text:span><text:span text:style-name="T64">"Slanted"</text:span><text:span text:style-name="T63">;</text:span></text:p>
                <text:p text:style-name="P26"><text:span text:style-name="T63">Rubik.Slope.ERROR = </text:span><text:span text:style-name="T64">"Error"</text:span><text:span text:style-name="T63">;</text:span></text:p>
              </text:list-header>
            </text:list>
            <text:list text:style-name="L11">
              <text:list-header>
                <text:p text:style-name="P16"><text:span text:style-name="T65">Object.freeze(Rubik.Slope);</text:span></text:p>
              </text:list-header>
            </text:list>
            <text:list text:style-name="L4">
              <text:list-header>
                <text:p text:style-name="P16"><text:span text:style-name="T61">Object.defineProperty( Rubik, </text:span><text:span text:style-name="T62">"Slope"</text:span><text:span text:style-name="T61">, </text:span></text:p>
                <text:p text:style-name="P16"><text:span text:style-name="T61">{ </text:span><text:span text:style-name="T65">writable : false</text:span><text:span text:style-name="T61">, enumerable : </text:span><text:span text:style-name="T66">true</text:span><text:span text:style-name="T61">, configurable : </text:span><text:span text:style-name="T66">false</text:span><text:span text:style-name="T61"> }</text:span></text:p>
                <text:p text:style-name="P16"><text:span text:style-name="T61">);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al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Sealing an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p text:style-name="P16"><text:span text:style-name="T65">Object.seal(Rubik.Slope);</text:span></text:p>
            <text:p text:style-name="P16"><text:span text:style-name="T65"/></text:p>
            <text:p text:style-name="P16"><text:span text:style-name="T61">No new properties can be added.</text:span></text:p>
            <text:p text:style-name="P16"><text:span text:style-name="T61"/></text:p>
            <text:p text:style-name="P16"><text:span text:style-name="T61">Writable properties can be re-written.</text:span></text:p>
            <text:p text:style-name="P16"><text:span text:style-name="T61"/></text:p>
            <text:p text:style-name="P16"><text:span text:style-name="T61">Configurable properties can be re configured.</text:span></text:p>
            <text:p text:style-name="P27"><text:span text:style-name="T67">Object.isSealed(Rubik.Slope) <text:s/>// tru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>
        <office:forms form:automatic-focus="false" form:apply-design-mode="false"/>
        <draw:frame presentation:style-name="pr9" draw:layer="layout" svg:width="21.59cm" svg:height="3.176cm" svg:x="1.905cm" svg:y="1.692cm" presentation:class="title" presentation:placeholder="true" presentation:user-transformed="true">
          <draw:text-box/>
        </draw:frame>
        <draw:frame presentation:style-name="pr10" draw:layer="layout" svg:width="21.59cm" svg:height="11.431cm" svg:x="1.905cm" svg:y="5.503cm" presentation:class="outline" presentation:user-transformed="true">
          <draw:text-box>
            <text:p/>
            <text:p text:style-name="P28"><text:span text:style-name="T68">Code Walkthrough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1">
        <office:forms form:automatic-focus="false" form:apply-design-mode="false"/>
        <draw:frame presentation:style-name="pr9" draw:text-style-name="P29" draw:layer="layout" svg:width="21.59cm" svg:height="3.176cm" svg:x="1.905cm" svg:y="1.692cm" presentation:class="title">
          <draw:text-box>
            <text:p><text:span text:style-name="T69">What next?</text:span></text:p>
          </draw:text-box>
        </draw:frame>
        <draw:frame presentation:style-name="pr10" draw:layer="layout" svg:width="21.59cm" svg:height="11.431cm" svg:x="1.905cm" svg:y="5.503cm" presentation:class="outline">
          <draw:text-box>
            <text:list text:style-name="L2">
              <text:list-item>
                <text:p>DOM</text:p>
              </text:list-item>
              <text:list-item>
                <text:p>JQuery</text:p>
              </text:list-item>
              <text:list-item>
                <text:p>Java Script Design Patterns</text:p>
              </text:list-item>
              <text:list-item>
                <text:p>Coding Style/Documentation</text:p>
              </text:list-item>
              <text:list-item>
                <text:p>Books to read:</text:p>
                <text:list>
                  <text:list-item>
                    <text:p><text:span text:style-name="T70">JavaScript – The Good Parts</text:span><text:span text:style-name="T71"> </text:span></text:p>
                  </text:list-item>
                  <text:list-item>
                    <text:p><text:span text:style-name="T70">Effective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4.323cm" svg:x="1.905cm" svg:y="1.119cm" presentation:class="title" presentation:user-transformed="true">
          <draw:text-box>
            <text:list text:style-name="L6">
              <text:list-header>
                <text:p text:style-name="P1"><text:span text:style-name="T6">Many Variables in one declaration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18">
              <text:list-item>
                <text:list>
                  <text:list-header>
                    <text:p text:style-name="P30"><text:span text:style-name="T7">function X () {</text:span></text:p>
                    <text:p text:style-name="P30"><text:span text:style-name="T7"><text:s text:c="4"/></text:span><text:span text:style-name="T7">var a = 5,</text:span></text:p>
                    <text:p text:style-name="P30"><text:span text:style-name="T7"><text:s text:c="10"/></text:span><text:span text:style-name="T7">b = 6</text:span></text:p>
                    <text:p text:style-name="P30"><text:span text:style-name="T7"><text:s text:c="4"/></text:span><text:span text:style-name="T7">var c = 7, d=8</text:span></text:p>
                    <text:p text:style-name="P30"><text:span text:style-name="T7"><text:s text:c="4"/></text:span><text:span text:style-name="T7">alert ( "a=" + a + ", b=" + b + ", c=" + c)</text:span></text:p>
                    <text:p text:style-name="P30"><text:span text:style-name="T7">} <text:s text:c="3"/></text:span></text:p>
                    <text:p text:style-name="P30"><text:span text:style-name="T7">X()</text:span></text:p>
                    <text:p text:style-name="P30"><text:span text:style-name="T7">//alert ( "a=" + a + ", b=" + b + ", c=" + c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8">
              <text:list-item>
                <text:list>
                  <text:list-header>
                    <text:p text:style-name="P31"><text:span text:style-name="T45">function X () {</text:span></text:p>
                    <text:p text:style-name="P31"><text:span text:style-name="T45"><text:s text:c="4"/></text:span><text:span text:style-name="T45">var a = 5</text:span></text:p>
                    <text:p text:style-name="P31"><text:span text:style-name="T45"><text:s text:c="8"/></text:span><text:span text:style-name="T45">b = 6</text:span></text:p>
                    <text:p text:style-name="P31"><text:span text:style-name="T45"><text:s text:c="4"/></text:span><text:span text:style-name="T45">var c = 7</text:span></text:p>
                    <text:p text:style-name="P31"><text:span text:style-name="T45"><text:s text:c="4"/></text:span><text:span text:style-name="T45">alert ( "a=" + a + ", b=" + </text:span><text:span text:style-name="T54">this.b</text:span><text:span text:style-name="T45"> + ", c=" + c)</text:span></text:p>
                    <text:p text:style-name="P31"><text:span text:style-name="T45">} <text:s text:c="3"/></text:span></text:p>
                    <text:p text:style-name="P31"><text:span text:style-name="T45">X()</text:span></text:p>
                    <text:p text:style-name="P31"><text:span text:style-name="T45">//alert ( "a=" + a + ", b=" + b + ", c=" + c) </text:span></text:p>
                    <text:p text:style-name="P31"><text:span text:style-name="T45">alert ( "b=" + </text:span><text:span text:style-name="T54">window.b</text:span><text:span text:style-name="T45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8">
              <text:list-item>
                <text:list>
                  <text:list-header>
                    <text:p text:style-name="P31"><text:span text:style-name="T45">function X () {</text:span></text:p>
                    <text:p text:style-name="P31"><text:span text:style-name="T45"><text:s text:c="4"/></text:span><text:span text:style-name="T45">var a = 5</text:span><text:span text:style-name="T54">,</text:span></text:p>
                    <text:p text:style-name="P31"><text:span text:style-name="T45"><text:s text:c="8"/></text:span><text:span text:style-name="T45">b = 6</text:span></text:p>
                    <text:p text:style-name="P31"><text:span text:style-name="T45"><text:s text:c="4"/></text:span><text:span text:style-name="T45">var c = 7</text:span></text:p>
                    <text:p text:style-name="P31"><text:span text:style-name="T45"><text:s text:c="4"/></text:span><text:span text:style-name="T45">alert ( "a=" + a + ", b=" + </text:span><text:span text:style-name="T72">this.</text:span><text:span text:style-name="T54">b</text:span><text:span text:style-name="T45"> + ", c=" + c)</text:span></text:p>
                    <text:p text:style-name="P31"><text:span text:style-name="T45">} <text:s text:c="3"/></text:span></text:p>
                    <text:p text:style-name="P31"><text:span text:style-name="T45">X()</text:span></text:p>
                    <text:p text:style-name="P31"><text:span text:style-name="T45">//alert ( "a=" + a + ", b=" + b + ", c=" + c) </text:span></text:p>
                    <text:p text:style-name="P31"><text:span text:style-name="T45">alert ( "b=" + </text:span><text:span text:style-name="T72">window.</text:span><text:span text:style-name="T54">b</text:span><text:span text:style-name="T45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stants in Java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73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32"><text:span text:style-name="T74"><text:s/></text:span><text:span text:style-name="T75">"use strict";</text:span></text:p>
              </text:list-header>
            </text:list>
            <text:list text:style-name="L1">
              <text:list-header>
                <text:p text:style-name="P19"><text:span text:style-name="T75">Object.defineProperty(this, <text:s/>"</text:span><text:span text:style-name="T76">PI</text:span><text:span text:style-name="T75">", <text:s/>{ </text:span></text:p>
                <text:p text:style-name="P19"><text:span text:style-name="T75"><text:s text:c="6"/></text:span><text:span text:style-name="T75">value : 3.14,</text:span></text:p>
                <text:p text:style-name="P19"><text:span text:style-name="T75"><text:s text:c="6"/></text:span><text:span text:style-name="T76">writable : false</text:span><text:span text:style-name="T75">,</text:span></text:p>
                <text:p text:style-name="P19"><text:span text:style-name="T75"><text:s text:c="6"/></text:span><text:span text:style-name="T75">enumerable : true,</text:span></text:p>
                <text:p text:style-name="P19"><text:span text:style-name="T75"><text:s text:c="6"/></text:span><text:span text:style-name="T76">configurable : false</text:span></text:p>
                <text:p text:style-name="P19"><text:span text:style-name="T75"><text:s text:c="4"/></text:span><text:span text:style-name="T75">});</text:span></text:p>
                <text:p text:style-name="P19"><text:span text:style-name="T75">PI = 7 <text:s/>// TypeError: "PI" is read-only</text:span><text:span text:style-name="T77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73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20"><text:span text:style-name="T78">"use strict";</text:span></text:p>
                <text:p text:style-name="P20"><text:span text:style-name="T78">var </text:span><text:span text:style-name="T79">MyConst</text:span><text:span text:style-name="T78"> = { }</text:span></text:p>
                <text:p text:style-name="P20"><text:span text:style-name="T78">MyConst.</text:span><text:span text:style-name="T79">PI</text:span><text:span text:style-name="T78"> = 3.14</text:span></text:p>
              </text:list-header>
            </text:list>
            <text:list text:style-name="L3">
              <text:list-header>
                <text:p text:style-name="P20"><text:span text:style-name="T80">Object.freeze(MyConst)</text:span></text:p>
                <text:p text:style-name="P20"><text:span text:style-name="T80"/></text:p>
              </text:list-header>
            </text:list>
            <text:list text:style-name="L1">
              <text:list-header>
                <text:p text:style-name="P19"><text:span text:style-name="T78"><text:s/></text:span><text:span text:style-name="T78">MyConst.PI = 8 //</text:span><text:span text:style-name="T81">TypeError: "PI" is read-only</text:span><text:span text:style-name="T75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ubik’s Cub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<text:span text:style-name="T69">Rubik’s Cub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1">Cub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82">Mini Cube/Cubelet/Atom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82">Corner (8)</text:span></text:p>
                      </text:list-item>
                      <text:list-item>
                        <text:p text:style-name="P7"><text:span text:style-name="T82">Edge (12)</text:span></text:p>
                      </text:list-item>
                      <text:list-item>
                        <text:p text:style-name="P7"><text:span text:style-name="T82">Center (6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82">Sides/Layer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7"><text:span text:style-name="T82">Front/Back/Left/Right/Up/D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aming Atom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<text:span text:style-name="T69">Naming Atoms</text:span></text:p>
              </text:list-header>
            </text:list>
          </draw:text-box>
        </draw:frame>
        <draw:frame presentation:style-name="pr4" draw:text-style-name="P2" draw:layer="layout" svg:width="21.59cm" svg:height="12.341cm" svg:x="1.905cm" svg:y="5.503cm" presentation:class="outline" presentation:user-transformed="true">
          <draw:text-box>
            <text:list text:style-name="L5">
              <text:list-item>
                <text:p text:style-name="P8"><text:span text:style-name="T51">Corner: RFU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1">Right, Front, Up corner</text:span></text:p>
                  </text:list-item>
                  <text:list-item>
                    <text:p text:style-name="P3"><text:span text:style-name="T51">RFU, FRU, URF … refers to same corner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1">Edge : RF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1">Middle cubelet of the edge shared by Right and Front layer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1">Center: R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1">Center of the right layer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5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<text:span text:style-name="T69">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R =&gt; right layer 90 deg </text:span><text:span text:style-name="T52">clockwise</text:span><text:span text:style-name="T16"> </text:span><text:span text:style-name="T5">looking from right</text:span></text:p>
              </text:list-item>
              <text:list-item>
                <text:p text:style-name="P7"><text:span text:style-name="T16">R’ =&gt; right layer 90 deg </text:span><text:span text:style-name="T52">anticlockwise</text:span><text:span text:style-name="T16"> looking from right</text:span></text:p>
              </text:list-item>
              <text:list-item>
                <text:p text:style-name="P7"><text:span text:style-name="T16">R2 =&gt; right layer 180 deg</text:span></text:p>
              </text:list-item>
              <text:list-item>
                <text:p text:style-name="P7"><text:span text:style-name="T16">RRRR, RR’, R2R2 =&gt;No change</text:span></text:p>
              </text:list-item>
              <text:list-item>
                <text:p text:style-name="P7"><text:span text:style-name="T16">(XY)’ = Y’X’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ffect of a Mov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Effect of a Mov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83">Rotating front layer clockwise</text:span></text:p>
              </text:list-item>
            </text:list>
            <text:list text:style-name="L18">
              <text:list-item>
                <text:list>
                  <text:list-header>
                    <text:p text:style-name="P34"><text:span text:style-name="T83">( F) ==&gt; <text:s text:c="3"/></text:span></text:p>
                    <text:p text:style-name="P34"><text:span text:style-name="T83"><text:s text:c="6"/></text:span><text:span text:style-name="T83">[ fru -&gt; fdr -&gt; fld -&gt; ful -&gt; fru ] <text:s text:c="3"/></text:span></text:p>
                    <text:p text:style-name="P34"><text:span text:style-name="T83"><text:s text:c="6"/></text:span><text:span text:style-name="T83">[ fr -&gt; fd -&gt; fl -&gt; fu -&gt; fr ]</text:span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83">FRU -&gt;FDR </text:span></text:p>
              </text:list-item>
            </text:list>
            <text:list text:style-name="L20">
              <text:list-item>
                <text:list>
                  <text:list-item>
                    <text:p text:style-name="P3"><text:span text:style-name="T83">Corner FRU has moved to FDR</text:span></text:p>
                  </text:list-item>
                  <text:list-item>
                    <text:p text:style-name="P3"><text:span text:style-name="T83">Right side color of FRU has gone to Down side of FD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Useful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<text:span text:style-name="T69">Useful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Moves that produce the minimal disturbance</text:span></text:p>
              </text:list-item>
              <text:list-item>
                <text:p text:style-name="P7"><text:span text:style-name="T16">One cycle of 3 corners (Placement)</text:span></text:p>
              </text:list-item>
              <text:list-item>
                <text:p text:style-name="P7"><text:span text:style-name="T16">Rotating corners (Orientation)</text:span></text:p>
              </text:list-item>
              <text:list-item>
                <text:p text:style-name="P7"><text:span text:style-name="T16">One cycle of 3 edges (Placement)</text:span></text:p>
              </text:list-item>
              <text:list-item>
                <text:p text:style-name="P7"><text:span text:style-name="T16">In-place flipping edges (Orientation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Corner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<text:span text:style-name="T69">Basic Corner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22"><text:span text:style-name="T23">One cycle of 3 corners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46">(R'D'LD RD'L'D) =&gt; <text:s/>[ fru -&gt; drf -&gt; ful -&gt; fru ]</text:span></text:p>
                  </text:list-item>
                  <text:list-item>
                    <text:p text:style-name="P21"><text:span text:style-name="T46">(RF'L'F R'F'LF) <text:s/>=&gt; <text:s text:c="2"/>[ fru -&gt; lfu -&gt; drf -&gt; fru ]</text:span></text:p>
                  </text:list-item>
                </text:list>
              </text:list-item>
            </text:list>
            <text:list text:style-name="L5">
              <text:list-item>
                <text:p text:style-name="P22"><text:span text:style-name="T23">Rotate corner at its own place</text:span></text:p>
              </text:list-item>
            </text:list>
            <text:list text:style-name="L4">
              <text:list-header>
                <text:p text:style-name="P19"><text:span text:style-name="T23"><text:s text:c="3"/></text:span><text:span text:style-name="T23">(R'D'LD RD'L'D <text:s text:c="2"/>RF'L'FR'F'LF) ==&gt; <text:s/></text:span></text:p>
                <text:p text:style-name="P35"><text:span text:style-name="T23"><text:tab/></text:span><text:span text:style-name="T23"><text:tab/></text:span><text:span text:style-name="T23"><text:tab/></text:span><text:span text:style-name="T23">[ dfr -&gt; rdf ] </text:span></text:p>
                <text:p text:style-name="P35"><text:span text:style-name="T23"><text:tab/></text:span><text:span text:style-name="T23"><text:tab/></text:span><text:span text:style-name="T23"><text:tab/></text:span><text:span text:style-name="T23">[ flu -&gt; l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Edge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<text:span text:style-name="T69">Basic Edge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5">
              <text:list-item>
                <text:p text:style-name="P7"><text:span text:style-name="T51">One cycle of 3 edges</text:span></text:p>
              </text:list-item>
            </text:list>
            <text:list text:style-name="L18">
              <text:list-item>
                <text:list>
                  <text:list-header>
                    <text:p text:style-name="P36"><text:span text:style-name="T51"><text:tab/></text:span><text:span text:style-name="T51">(V'F2VF2) <text:s text:c="6"/>==&gt; [ fu -&gt; bu -&gt; fd -&gt; fu ]</text:span></text:p>
                    <text:p text:style-name="P30"><text:span text:style-name="T51"><text:s text:c="2"/></text:span><text:span text:style-name="T51">(V'F'VFFV'F'V) ==&gt; [ fr -&gt; fl -&gt; df -&gt; fr ]</text:span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51">Flipping edges in its own positions</text:span></text:p>
              </text:list-item>
            </text:list>
            <text:list text:style-name="L18">
              <text:list-item>
                <text:list>
                  <text:list-header>
                    <text:p text:style-name="P30"><text:span text:style-name="T51">(RFBU2F2U'FUFU2B'R'F') ==&gt;</text:span></text:p>
                  </text:list-header>
                </text:list>
              </text:list-item>
            </text:list>
            <text:list text:style-name="L4">
              <text:list-header>
                <text:p text:style-name="P37"><text:span text:style-name="T51"><text:tab/></text:span><text:span text:style-name="T51"><text:tab/></text:span><text:span text:style-name="T51"><text:tab/></text:span><text:span text:style-name="T51">[ fr -&gt; rf ] <text:s/></text:span></text:p>
                <text:p text:style-name="P37"><text:span text:style-name="T51"><text:tab/></text:span><text:span text:style-name="T51"><text:tab/></text:span><text:span text:style-name="T51"><text:tab/></text:span><text:span text:style-name="T51">[ fu -&gt; 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ube Representa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3">Cube Representation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74">Cube</text:span></text:p>
              </text:list-item>
              <text:list-item>
                <text:p text:style-name="P3"><text:span text:style-name="T74">Atom</text:span></text:p>
              </text:list-item>
            </text:list>
            <text:list text:style-name="L20">
              <text:list-item>
                <text:list>
                  <text:list-item>
                    <text:p text:style-name="P9"><text:span text:style-name="T84">Corner</text:span></text:p>
                  </text:list-item>
                  <text:list-item>
                    <text:p text:style-name="P9"><text:span text:style-name="T84">Edge</text:span></text:p>
                  </text:list-item>
                  <text:list-item>
                    <text:p text:style-name="P9"><text:span text:style-name="T84">Cente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74">Side</text:span></text:p>
              </text:list-item>
              <text:list-item>
                <text:p text:style-name="P3"><text:span text:style-name="T74">Move</text:span></text:p>
              </text:list-item>
              <text:list-item>
                <text:p text:style-name="P3"><text:span text:style-name="T74">MoveSequence</text:span></text:p>
              </text:list-item>
              <text:list-item>
                <text:p text:style-name="P3"><text:span text:style-name="T74">MoveFind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t-in Objects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21">
              <text:list-item>
                <text:p text:style-name="P22"><text:span text:style-name="T44">Object</text:span></text:p>
              </text:list-item>
              <text:list-item>
                <text:p text:style-name="P22"><text:span text:style-name="T44">Function</text:span></text:p>
              </text:list-item>
              <text:list-item>
                <text:p text:style-name="P22"><text:span text:style-name="T44">Array</text:span></text:p>
              </text:list-item>
              <text:list-item>
                <text:p text:style-name="P22"><text:span text:style-name="T44">String</text:span></text:p>
              </text:list-item>
              <text:list-item>
                <text:p text:style-name="P22"><text:span text:style-name="T44">Boolean</text:span></text:p>
              </text:list-item>
              <text:list-item>
                <text:p text:style-name="P22"><text:span text:style-name="T44">Number</text:span></text:p>
              </text:list-item>
              <text:list-item>
                <text:p text:style-name="P22"><text:span text:style-name="T44">Math, Date, RegExp, JSON, Error objects</text:span></text:p>
              </text:list-item>
            </text:list>
            <text:list text:style-name="L4">
              <text:list-header>
                <text:p text:style-name="P19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all and Appl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85">Call and Apply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header>
                <text:p text:style-name="P13"><text:span text:style-name="T86"/></text:p>
              </text:list-header>
              <text:list-item>
                <text:p text:style-name="P13"><text:span text:style-name="T86">add</text:span><text:span text:style-name="T87">(4, 5, 2 ,3)</text:span></text:p>
              </text:list-item>
              <text:list-item>
                <text:p text:style-name="P13"><text:span text:style-name="T86">add.</text:span><text:span text:style-name="T87">call</text:span><text:span text:style-name="T86">(null, </text:span><text:span text:style-name="T87">4, 5, 2, 3</text:span><text:span text:style-name="T86">)</text:span></text:p>
              </text:list-item>
              <text:list-item>
                <text:p text:style-name="P13"><text:span text:style-name="T86">add.</text:span><text:span text:style-name="T87">apply</text:span><text:span text:style-name="T86">(null, </text:span><text:span text:style-name="T87">[4, 5, 2, 3]</text:span><text:span text:style-name="T86">)</text:span></text:p>
              </text:list-item>
              <text:list-item>
                <text:p text:style-name="P13"><text:span text:style-name="T86">add.apply(</text:span><text:span text:style-name="T87">undefined</text:span><text:span text:style-name="T86">, [4, 5, 2, 3]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Variabl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08cm" presentation:class="outline" presentation:user-transformed="true">
          <draw:text-box>
            <text:list text:style-name="L5">
              <text:list-item>
                <text:p text:style-name="P3"><text:span text:style-name="T23">No need to declare a variable</text:span></text:p>
              </text:list-item>
            </text:list>
            <text:list text:style-name="L18">
              <text:list-item>
                <text:list>
                  <text:list-header>
                    <text:p text:style-name="P38"><text:span text:style-name="T46">sum = 5</text:span></text:p>
                  </text:list-header>
                </text:list>
              </text:list-item>
            </text:list>
            <text:list text:style-name="L2">
              <text:list-item>
                <text:p><text:span text:style-name="T23">Local Variables</text:span></text:p>
              </text:list-item>
            </text:list>
            <text:list text:style-name="L18">
              <text:list-item>
                <text:list>
                  <text:list-header>
                    <text:p text:style-name="P38"><text:span text:style-name="T46"><text:s/></text:span><text:span text:style-name="T46">var sum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Declaring many variables in one declaration</text:span></text:p>
              </text:list-item>
            </text:list>
            <text:list text:style-name="L18">
              <text:list-item>
                <text:list>
                  <text:list-header>
                    <text:p text:style-name="P38"><text:span text:style-name="T46">var sum = 0, average = 0, stddev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Always use semicolon OR know the rules precisely</text:span></text:p>
              </text:list-item>
            </text:list>
            <text:list text:style-name="L18">
              <text:list-item>
                <text:list>
                  <text:list-header>
                    <text:p text:style-name="P39"><text:span text:style-name="T46"><text:tab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</text:span></text:p>
              </text:list-header>
            </text:list>
          </draw:text-box>
        </draw:frame>
        <draw:frame presentation:style-name="pr4" draw:text-style-name="P2" draw:layer="layout" svg:width="21.59cm" svg:height="12.556cm" svg:x="1.905cm" svg:y="5.503cm" presentation:class="outline" presentation:user-transformed="true">
          <draw:text-box>
            <text:list text:style-name="L5">
              <text:list-item>
                <text:p text:style-name="P40"><text:span text:style-name="T86">Collection of properties</text:span></text:p>
              </text:list-item>
              <text:list-item>
                <text:p text:style-name="P40"><text:span text:style-name="T86">Property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88"><text:s/></text:span><text:span text:style-name="T88">primitive value</text:span></text:p>
                  </text:list-item>
                  <text:list-item>
                    <text:p text:style-name="P8"><text:span text:style-name="T88"><text:s/></text:span><text:span text:style-name="T88">function</text:span></text:p>
                  </text:list-item>
                  <text:list-item>
                    <text:p text:style-name="P8"><text:span text:style-name="T88"><text:s/></text:span><text:span text:style-name="T88">other object</text:span></text:p>
                  </text:list-item>
                </text:list>
              </text:list-item>
            </text:list>
            <text:list text:style-name="L5">
              <text:list-item>
                <text:p text:style-name="P40"><text:span text:style-name="T86">Prototype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88">To share property from other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88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eral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Literal Objec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19"><text:span text:style-name="T43">frontColor = {</text:span></text:p>
                <text:p text:style-name="P19"><text:span text:style-name="T43"><text:s text:c="4"/></text:span><text:span text:style-name="T44">red : 255</text:span></text:p>
                <text:p text:style-name="P19"><text:span text:style-name="T43"><text:s text:c="4"/></text:span><text:span text:style-name="T43">blue : 0</text:span></text:p>
                <text:p text:style-name="P19"><text:span text:style-name="T43"><text:s text:c="4"/></text:span><text:span text:style-name="T89">green : 128</text:span></text:p>
                <text:p text:style-name="P19"><text:span text:style-name="T43">}</text:span></text:p>
                <text:p text:style-name="P19"><text:span text:style-name="T43">redComponent = frontColor.</text:span><text:span text:style-name="T44">red</text:span></text:p>
                <text:p text:style-name="P19"><text:span text:style-name="T43">greenComponent = frontColor </text:span><text:span text:style-name="T89">[ “green” ]</text:span></text:p>
                <text:p text:style-name="P19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Immutable Object</text:span></text:p>
              </text:list-header>
            </text:list>
          </draw:text-box>
        </draw:frame>
        <draw:frame presentation:style-name="pr4" draw:text-style-name="P2" draw:layer="layout" svg:width="21.59cm" svg:height="12.361cm" svg:x="1.905cm" svg:y="5.503cm" presentation:class="outline" presentation:user-transformed="true">
          <draw:text-box>
            <text:list text:style-name="L4">
              <text:list-header>
                <text:p text:style-name="P41"><text:span text:style-name="T56">function makeColor ( r, g, b ) {</text:span></text:p>
                <text:p text:style-name="P41"><text:span text:style-name="T56"><text:s text:c="4"/></text:span><text:span text:style-name="T57">return {</text:span></text:p>
                <text:p text:style-name="P41"><text:span text:style-name="T56"><text:s text:c="8"/></text:span><text:span text:style-name="T57">getRed : function( ) { return r },</text:span></text:p>
                <text:p text:style-name="P41"><text:span text:style-name="T56"><text:s text:c="8"/></text:span><text:span text:style-name="T56">getGreen : function() { return g },</text:span></text:p>
                <text:p text:style-name="P41"><text:span text:style-name="T56"><text:s text:c="8"/></text:span><text:span text:style-name="T56">getBlue : function() { return b }</text:span></text:p>
                <text:p text:style-name="P41"><text:span text:style-name="T56"><text:s text:c="4"/></text:span><text:span text:style-name="T57">}</text:span></text:p>
                <text:p text:style-name="P41"><text:span text:style-name="T56">}</text:span></text:p>
              </text:list-header>
            </text:list>
            <text:list text:style-name="L3">
              <text:list-header>
                <text:p text:style-name="P41"><text:span text:style-name="T57">color1 = makeColor</text:span><text:span text:style-name="T56">(255, 0, 0)</text:span></text:p>
              </text:list-header>
            </text:list>
            <text:list text:style-name="L4">
              <text:list-header>
                <text:p text:style-name="P41"><text:span text:style-name="T57">color1</text:span><text:span text:style-name="T56">.</text:span><text:span text:style-name="T57">getRed( )</text:span><text:span text:style-name="T56"> // 255</text:span></text:p>
                <text:p text:style-name="P41"><text:span text:style-name="T60">color1</text:span><text:span text:style-name="T56">.getGreen() // 0</text:span></text:p>
                <text:p text:style-name="P41"><text:span text:style-name="T60">color1</text:span><text:span text:style-name="T56">.blue = 128 <text:s/>// red has no property called blue! Error! </text:span></text:p>
                <text:p text:style-name="P41"><text:span text:style-name="T56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Unicode MS'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ilicon Valley Code Camp</dc:title>
    <meta:initial-creator>Manoj Kumar</meta:initial-creator>
    <meta:creation-date>2013-05-21T12:05:59</meta:creation-date>
    <dc:creator>Manoj Kunar</dc:creator>
    <dc:date>2013-10-06T21:42:06.79</dc:date>
    <meta:editing-cycles>95</meta:editing-cycles>
    <meta:editing-duration>P5DT6H33M39S</meta:editing-duration>
    <meta:generator>Oracle_Open_Office/3.3$Win32 OpenOffice.org_project/330m7$Build-9552</meta:generator>
    <meta:document-statistic meta:object-count="251"/>
  </office:meta>
</office:document-meta>
</file>